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22_12-18-15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59875 E-139-34-49.434814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22_14-57-10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資料：指示書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3]=&quot;&quot;;[.C3];CONCATENATE([.C3];&quot; / &quot;;[.E3]))" office:value-type="string" office:string-value=":m 東和 PHOTO / 201023f / 新子安駅 / 横浜市神奈川区新子安一丁目２４番計画 / １名 / 向洋電機工業（熊谷組） / 資料：指示書">
            <text:p>:m 東和 PHOTO / 201023f / 新子安駅 / 横浜市神奈川区新子安一丁目２４番計画 / １名 / 向洋電機工業（熊谷組） / 資料：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22_14-57-42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資料：スケジュール</text:p>
          </table:table-cell>
          <table:table-cell table:style-name="ce33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4]=&quot;&quot;;[.C4];CONCATENATE([.C4];&quot; / &quot;;[.E4]))" office:value-type="string" office:string-value=":m 東和 PHOTO / 201023f / 新子安駅 / 横浜市神奈川区新子安一丁目２４番計画 / １名 / 向洋電機工業（熊谷組） / 資料：スケジュール">
            <text:p>:m 東和 PHOTO / 201023f / 新子安駅 / 横浜市神奈川区新子安一丁目２４番計画 / １名 / 向洋電機工業（熊谷組） / 資料：スケジュー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2_14-58-46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資料：天気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5]=&quot;&quot;;[.C5];CONCATENATE([.C5];&quot; / &quot;;[.E5]))" office:value-type="string" office:string-value=":m 東和 PHOTO / 201023f / 新子安駅 / 横浜市神奈川区新子安一丁目２４番計画 / １名 / 向洋電機工業（熊谷組） / 資料：天気">
            <text:p>:m 東和 PHOTO / 201023f / 新子安駅 / 横浜市神奈川区新子安一丁目２４番計画 / １名 / 向洋電機工業（熊谷組） / 資料：天気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2_15-02-39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資料：地図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6]=&quot;&quot;;[.C6];CONCATENATE([.C6];&quot; / &quot;;[.E6]))" office:value-type="string" office:string-value=":m 東和 PHOTO / 201023f / 新子安駅 / 横浜市神奈川区新子安一丁目２４番計画 / １名 / 向洋電機工業（熊谷組） / 資料：地図">
            <text:p>:m 東和 PHOTO / 201023f / 新子安駅 / 横浜市神奈川区新子安一丁目２４番計画 / １名 / 向洋電機工業（熊谷組） / 資料：地図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22_15-45-45_000.jpg</text:p>
          </table:table-cell>
          <table:table-cell table:style-name="ce17" office:value-type="string">
            <text:p>:m RES 1-4*6 / free# JVEMV6 37#21.7_3 / 37. miscs of miscs / 21. math&amp;physics / 7. fractal;フラクタル / w:inner-product-space,s-1.1 / N~</text:p>
          </table:table-cell>
          <table:table-cell table:style-name="ce19"/>
          <table:table-cell table:style-name="ce4"/>
          <table:table-cell table:style-name="ce4" office:value-type="string">
            <text:p>N-35-35-28.518676 E-139-34-49.050292</text:p>
          </table:table-cell>
          <table:table-cell table:style-name="ce34" table:formula="of:=IF([.E7]=&quot;&quot;;[.C7];CONCATENATE([.C7];&quot; / &quot;;[.E7]))" office:value-type="string" office:string-value=":m RES 1-4*6 / free# JVEMV6 37#21.7_3 / 37. miscs of miscs / 21. math&amp;physics / 7. fractal;フラクタル / w:inner-product-space,s-1.1 / N~">
            <text:p>:m RES 1-4*6 / free# JVEMV6 37#21.7_3 / 37. miscs of miscs / 21. math&amp;physics / 7. fractal;フラクタル / w:inner-product-space,s-1.1 / N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22_15-46-22_000.jpg</text:p>
          </table:table-cell>
          <table:table-cell table:style-name="ce17" office:value-type="string">
            <text:p>:m RES 5-6*6 / free# JVEMV6 37#21.7_3 / 37. miscs of miscs / 21. math&amp;physics / 7. fractal;フラクタル / w:位相次元；位相空間；べき集合；開集合；台集合 / N+,?+</text:p>
          </table:table-cell>
          <table:table-cell table:style-name="ce17"/>
          <table:table-cell table:style-name="ce4"/>
          <table:table-cell table:style-name="ce4" office:value-type="string">
            <text:p>N-35-35-28.559875 E-139-34-48.940429</text:p>
          </table:table-cell>
          <table:table-cell table:style-name="ce34" table:formula="of:=IF([.E8]=&quot;&quot;;[.C8];CONCATENATE([.C8];&quot; / &quot;;[.E8]))" office:value-type="string" office:string-value=":m RES 5-6*6 / free# JVEMV6 37#21.7_3 / 37. miscs of miscs / 21. math&amp;physics / 7. fractal;フラクタル / w:位相次元；位相空間；べき集合；開集合；台集合 / N+,?+">
            <text:p>:m RES 5-6*6 / free# JVEMV6 37#21.7_3 / 37. miscs of miscs / 21. math&amp;physics / 7. fractal;フラクタル / w:位相次元；位相空間；べき集合；開集合；台集合 / N+,?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22_17-52-11_000.jpg</text:p>
          </table:table-cell>
          <table:table-cell table:style-name="ce17" office:value-type="string">
            <text:p>:m RES 1-2*2 / free# JVEMV6 37#21.7_4 / 37. miscs of miscs / 21. math&amp;physics / 7. fractal;フラクタル / w:位相不変量；有限開被覆；細分；被覆次元； / N+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9]=&quot;&quot;;[.C9];CONCATENATE([.C9];&quot; / &quot;;[.E9]))" office:value-type="string" office:string-value=":m RES 1-2*2 / free# JVEMV6 37#21.7_4 / 37. miscs of miscs / 21. math&amp;physics / 7. fractal;フラクタル / w:位相不変量；有限開被覆；細分；被覆次元； / N+">
            <text:p>:m RES 1-2*2 / free# JVEMV6 37#21.7_4 / 37. miscs of miscs / 21. math&amp;physics / 7. fractal;フラクタル / w:位相不変量；有限開被覆；細分；被覆次元；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22_20-50-57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477478 E-139-34-49.434814</text:p>
          </table:table-cell>
          <table:table-cell table:style-name="ce34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22_22-21-11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42272 E-139-34-49.599609</text:p>
          </table:table-cell>
          <table:table-cell table:style-name="ce34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23_04-10-50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73608 E-139-34-49.434814</text:p>
          </table:table-cell>
          <table:table-cell table:style-name="ce34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23_04-47-14_000.jpg</text:p>
          </table:table-cell>
          <table:table-cell table:style-name="ce22" office:value-type="string">
            <text:p>:PHOTO 記録 / 経過記録；作ったもの / food=焼酎漬け / material=ペパーミント；liquor=麦焼酎,time=1020-2331</text:p>
          </table:table-cell>
          <table:table-cell table:style-name="ce17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4" table:formula="of:=IF([.E13]=&quot;&quot;;[.C13];CONCATENATE([.C13];&quot; / &quot;;[.E13]))" office:value-type="string" office:string-value=":PHOTO 記録 / 経過記録；作ったもの / food=焼酎漬け / material=ペパーミント；liquor=麦焼酎,time=1020-2331">
            <text:p>:PHOTO 記録 / 経過記録；作ったもの / food=焼酎漬け / material=ペパーミント；liquor=麦焼酎,time=1020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23_04-47-30_000.jpg</text:p>
          </table:table-cell>
          <table:table-cell table:style-name="ce18" office:value-type="string">
            <text:p>:PHOTO 記録 / 経過記録；作ったもの / food=焼酎漬け / material=大葉；liquor=麦焼酎,time=1020-2331</text:p>
          </table:table-cell>
          <table:table-cell table:style-name="ce18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4" table:formula="of:=IF([.E14]=&quot;&quot;;[.C14];CONCATENATE([.C14];&quot; / &quot;;[.E14]))" office:value-type="string" office:string-value=":PHOTO 記録 / 経過記録；作ったもの / food=焼酎漬け / material=大葉；liquor=麦焼酎,time=1020-2331">
            <text:p>:PHOTO 記録 / 経過記録；作ったもの / food=焼酎漬け / material=大葉；liquor=麦焼酎,time=1020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23_04-48-06_000.jpg</text:p>
          </table:table-cell>
          <table:table-cell table:style-name="ce19" office:value-type="string">
            <text:p>:PHOTO 記録 / 経過記録；作ったもの / food=焼酎漬け / material=タイム；liquor=麦焼酎,time=1017-2356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15]=&quot;&quot;;[.C15];CONCATENATE([.C15];&quot; / &quot;;[.E15]))" office:value-type="string" office:string-value=":PHOTO 記録 / 経過記録；作ったもの / food=焼酎漬け / material=タイム；liquor=麦焼酎,time=1017-2356">
            <text:p>:PHOTO 記録 / 経過記録；作ったもの / food=焼酎漬け / material=タイム；liquor=麦焼酎,time=1017-2356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23_04-48-21_000.jpg</text:p>
          </table:table-cell>
          <table:table-cell table:style-name="ce22" office:value-type="string">
            <text:p>:PHOTO 記録 / 経過記録；作ったもの / food=焼酎漬け / material=かぼす(４分の１)；liquor=麦焼酎,time=1018-0059 / for=~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16]=&quot;&quot;;[.C16];CONCATENATE([.C16];&quot; / &quot;;[.E16]))" office:value-type="string" office:string-value=":PHOTO 記録 / 経過記録；作ったもの / food=焼酎漬け / material=かぼす(４分の１)；liquor=麦焼酎,time=1018-0059 / for=~">
            <text:p>:PHOTO 記録 / 経過記録；作ったもの / food=焼酎漬け / material=かぼす(４分の１)；liquor=麦焼酎,time=1018-0059 / for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0-23_05-24-19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出発時間 / N-35-35-28.216552 E-139-34-49.874267</text:p>
          </table:table-cell>
          <table:table-cell table:style-name="ce19"/>
          <table:table-cell table:style-name="ce4" table:formula="of:=[.F17]" office:value-type="string" office:string-value="N-35-35-28.216552 E-139-34-49.874267">
            <text:p>N-35-35-28.216552 E-139-34-49.874267</text:p>
          </table:table-cell>
          <table:table-cell table:style-name="ce4" office:value-type="string">
            <text:p>N-35-35-28.216552 E-139-34-49.874267</text:p>
          </table:table-cell>
          <table:table-cell table:style-name="ce34" table:formula="of:=IF([.E17]=&quot;&quot;;[.C17];CONCATENATE([.C17];&quot; / &quot;;[.E17]))" office:value-type="string" office:string-value=":m 東和 PHOTO / 201023f / 新子安駅 / 横浜市神奈川区新子安一丁目２４番計画 / １名 / 向洋電機工業（熊谷組） / 出発時間 / N-35-35-28.216552 E-139-34-49.874267 / N-35-35-28.216552 E-139-34-49.874267">
            <text:p>:m 東和 PHOTO / 201023f / 新子安駅 / 横浜市神奈川区新子安一丁目２４番計画 / １名 / 向洋電機工業（熊谷組） / 出発時間 / N-35-35-28.216552 E-139-34-49.874267 / N-35-35-28.216552 E-139-34-49.874267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0-23_06-40-27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現場周辺 / N-35-29-16.0 E-139-39-14.0</text:p>
          </table:table-cell>
          <table:table-cell table:style-name="ce19"/>
          <table:table-cell table:style-name="ce4" table:formula="of:=[.F18]" office:value-type="string" office:string-value="N-35-29-16.0 E-139-39-14.0">
            <text:p>N-35-29-16.0 E-139-39-14.0</text:p>
          </table:table-cell>
          <table:table-cell table:style-name="ce4" office:value-type="string">
            <text:p>N-35-29-16.0 E-139-39-14.0</text:p>
          </table:table-cell>
          <table:table-cell table:style-name="ce34" table:formula="of:=IF([.E18]=&quot;&quot;;[.C18];CONCATENATE([.C18];&quot; / &quot;;[.E18]))" office:value-type="string" office:string-value=":m 東和 PHOTO / 201023f / 新子安駅 / 横浜市神奈川区新子安一丁目２４番計画 / １名 / 向洋電機工業（熊谷組） / 現場周辺 / N-35-29-16.0 E-139-39-14.0 / N-35-29-16.0 E-139-39-14.0">
            <text:p>:m 東和 PHOTO / 201023f / 新子安駅 / 横浜市神奈川区新子安一丁目２４番計画 / １名 / 向洋電機工業（熊谷組） / 現場周辺 / N-35-29-16.0 E-139-39-14.0 / N-35-29-16.0 E-139-39-14.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0-23_06-40-29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現場周辺 / N-35-29-15.601501 E-139-39-14.260253</text:p>
          </table:table-cell>
          <table:table-cell table:style-name="ce17"/>
          <table:table-cell table:style-name="ce4" table:formula="of:=[.F19]" office:value-type="string" office:string-value="N-35-29-15.601501 E-139-39-14.260253">
            <text:p>N-35-29-15.601501 E-139-39-14.260253</text:p>
          </table:table-cell>
          <table:table-cell table:style-name="ce4" office:value-type="string">
            <text:p>N-35-29-15.601501 E-139-39-14.260253</text:p>
          </table:table-cell>
          <table:table-cell table:style-name="ce34" table:formula="of:=IF([.E19]=&quot;&quot;;[.C19];CONCATENATE([.C19];&quot; / &quot;;[.E19]))" office:value-type="string" office:string-value=":m 東和 PHOTO / 201023f / 新子安駅 / 横浜市神奈川区新子安一丁目２４番計画 / １名 / 向洋電機工業（熊谷組） / 現場周辺 / N-35-29-15.601501 E-139-39-14.260253 / N-35-29-15.601501 E-139-39-14.260253">
            <text:p>:m 東和 PHOTO / 201023f / 新子安駅 / 横浜市神奈川区新子安一丁目２４番計画 / １名 / 向洋電機工業（熊谷組） / 現場周辺 / N-35-29-15.601501 E-139-39-14.260253 / N-35-29-15.601501 E-139-39-14.260253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0-23_06-40-31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現場周辺 / N-35-29-15.601501 E-139-39-14.260253</text:p>
          </table:table-cell>
          <table:table-cell table:style-name="ce18"/>
          <table:table-cell table:style-name="ce4" table:formula="of:=[.F20]" office:value-type="string" office:string-value="N-35-29-15.601501 E-139-39-14.260253">
            <text:p>N-35-29-15.601501 E-139-39-14.260253</text:p>
          </table:table-cell>
          <table:table-cell table:style-name="ce4" office:value-type="string">
            <text:p>N-35-29-15.601501 E-139-39-14.260253</text:p>
          </table:table-cell>
          <table:table-cell table:style-name="ce34" table:formula="of:=IF([.E20]=&quot;&quot;;[.C20];CONCATENATE([.C20];&quot; / &quot;;[.E20]))" office:value-type="string" office:string-value=":m 東和 PHOTO / 201023f / 新子安駅 / 横浜市神奈川区新子安一丁目２４番計画 / １名 / 向洋電機工業（熊谷組） / 現場周辺 / N-35-29-15.601501 E-139-39-14.260253 / N-35-29-15.601501 E-139-39-14.260253">
            <text:p>:m 東和 PHOTO / 201023f / 新子安駅 / 横浜市神奈川区新子安一丁目２４番計画 / １名 / 向洋電機工業（熊谷組） / 現場周辺 / N-35-29-15.601501 E-139-39-14.260253 / N-35-29-15.601501 E-139-39-14.260253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0-23_06-40-34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現場周辺 / N-35-29-15.601501 E-139-39-14.260253</text:p>
          </table:table-cell>
          <table:table-cell table:style-name="ce19"/>
          <table:table-cell table:style-name="ce4" table:formula="of:=[.F21]" office:value-type="string" office:string-value="N-35-29-15.601501 E-139-39-14.260253">
            <text:p>N-35-29-15.601501 E-139-39-14.260253</text:p>
          </table:table-cell>
          <table:table-cell table:style-name="ce4" office:value-type="string">
            <text:p>N-35-29-15.601501 E-139-39-14.260253</text:p>
          </table:table-cell>
          <table:table-cell table:style-name="ce34" table:formula="of:=IF([.E21]=&quot;&quot;;[.C21];CONCATENATE([.C21];&quot; / &quot;;[.E21]))" office:value-type="string" office:string-value=":m 東和 PHOTO / 201023f / 新子安駅 / 横浜市神奈川区新子安一丁目２４番計画 / １名 / 向洋電機工業（熊谷組） / 現場周辺 / N-35-29-15.601501 E-139-39-14.260253 / N-35-29-15.601501 E-139-39-14.260253">
            <text:p>:m 東和 PHOTO / 201023f / 新子安駅 / 横浜市神奈川区新子安一丁目２４番計画 / １名 / 向洋電機工業（熊谷組） / 現場周辺 / N-35-29-15.601501 E-139-39-14.260253 / N-35-29-15.601501 E-139-39-14.260253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0-23_06-40-36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現場状況 / N-35-29-15.601501 E-139-39-14.260253</text:p>
          </table:table-cell>
          <table:table-cell table:style-name="ce19"/>
          <table:table-cell table:style-name="ce4" table:formula="of:=[.F22]" office:value-type="string" office:string-value="N-35-29-15.601501 E-139-39-14.260253">
            <text:p>N-35-29-15.601501 E-139-39-14.260253</text:p>
          </table:table-cell>
          <table:table-cell table:style-name="ce4" office:value-type="string">
            <text:p>N-35-29-15.601501 E-139-39-14.260253</text:p>
          </table:table-cell>
          <table:table-cell table:style-name="ce34" table:formula="of:=IF([.E22]=&quot;&quot;;[.C22];CONCATENATE([.C22];&quot; / &quot;;[.E22]))" office:value-type="string" office:string-value=":m 東和 PHOTO / 201023f / 新子安駅 / 横浜市神奈川区新子安一丁目２４番計画 / １名 / 向洋電機工業（熊谷組） / 現場状況 / N-35-29-15.601501 E-139-39-14.260253 / N-35-29-15.601501 E-139-39-14.260253">
            <text:p>:m 東和 PHOTO / 201023f / 新子安駅 / 横浜市神奈川区新子安一丁目２４番計画 / １名 / 向洋電機工業（熊谷組） / 現場状況 / N-35-29-15.601501 E-139-39-14.260253 / N-35-29-15.601501 E-139-39-14.260253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0-23_06-43-26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現場状況 / N-35-29-19.226989 E-139-39-12.392578</text:p>
          </table:table-cell>
          <table:table-cell table:style-name="ce16"/>
          <table:table-cell table:style-name="ce4" table:formula="of:=[.F23]" office:value-type="string" office:string-value="N-35-29-19.226989 E-139-39-12.392578">
            <text:p>N-35-29-19.226989 E-139-39-12.392578</text:p>
          </table:table-cell>
          <table:table-cell table:style-name="ce4" office:value-type="string">
            <text:p>N-35-29-19.226989 E-139-39-12.392578</text:p>
          </table:table-cell>
          <table:table-cell table:style-name="ce34" table:formula="of:=IF([.E23]=&quot;&quot;;[.C23];CONCATENATE([.C23];&quot; / &quot;;[.E23]))" office:value-type="string" office:string-value=":m 東和 PHOTO / 201023f / 新子安駅 / 横浜市神奈川区新子安一丁目２４番計画 / １名 / 向洋電機工業（熊谷組） / 現場状況 / N-35-29-19.226989 E-139-39-12.392578 / N-35-29-19.226989 E-139-39-12.392578">
            <text:p>:m 東和 PHOTO / 201023f / 新子安駅 / 横浜市神奈川区新子安一丁目２４番計画 / １名 / 向洋電機工業（熊谷組） / 現場状況 / N-35-29-19.226989 E-139-39-12.392578 / N-35-29-19.226989 E-139-39-12.39257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0-23_06-43-30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現場状況 / N-35-29-19.226989 E-139-39-12.392578</text:p>
          </table:table-cell>
          <table:table-cell table:style-name="ce4"/>
          <table:table-cell table:style-name="ce4" table:formula="of:=[.F24]" office:value-type="string" office:string-value="N-35-29-19.226989 E-139-39-12.392578">
            <text:p>N-35-29-19.226989 E-139-39-12.392578</text:p>
          </table:table-cell>
          <table:table-cell table:style-name="ce4" office:value-type="string">
            <text:p>N-35-29-19.226989 E-139-39-12.392578</text:p>
          </table:table-cell>
          <table:table-cell table:style-name="ce34" table:formula="of:=IF([.E24]=&quot;&quot;;[.C24];CONCATENATE([.C24];&quot; / &quot;;[.E24]))" office:value-type="string" office:string-value=":m 東和 PHOTO / 201023f / 新子安駅 / 横浜市神奈川区新子安一丁目２４番計画 / １名 / 向洋電機工業（熊谷組） / 現場状況 / N-35-29-19.226989 E-139-39-12.392578 / N-35-29-19.226989 E-139-39-12.392578">
            <text:p>:m 東和 PHOTO / 201023f / 新子安駅 / 横浜市神奈川区新子安一丁目２４番計画 / １名 / 向洋電機工業（熊谷組） / 現場状況 / N-35-29-19.226989 E-139-39-12.392578 / N-35-29-19.226989 E-139-39-12.39257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0-23_06-43-37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現場状況 / N-35-29-19.226989 E-139-39-12.392578</text:p>
          </table:table-cell>
          <table:table-cell table:style-name="ce4"/>
          <table:table-cell table:style-name="ce4" table:formula="of:=[.F25]" office:value-type="string" office:string-value="N-35-29-19.226989 E-139-39-12.392578">
            <text:p>N-35-29-19.226989 E-139-39-12.392578</text:p>
          </table:table-cell>
          <table:table-cell table:style-name="ce4" office:value-type="string">
            <text:p>N-35-29-19.226989 E-139-39-12.392578</text:p>
          </table:table-cell>
          <table:table-cell table:style-name="ce34" table:formula="of:=IF([.E25]=&quot;&quot;;[.C25];CONCATENATE([.C25];&quot; / &quot;;[.E25]))" office:value-type="string" office:string-value=":m 東和 PHOTO / 201023f / 新子安駅 / 横浜市神奈川区新子安一丁目２４番計画 / １名 / 向洋電機工業（熊谷組） / 現場状況 / N-35-29-19.226989 E-139-39-12.392578 / N-35-29-19.226989 E-139-39-12.392578">
            <text:p>:m 東和 PHOTO / 201023f / 新子安駅 / 横浜市神奈川区新子安一丁目２４番計画 / １名 / 向洋電機工業（熊谷組） / 現場状況 / N-35-29-19.226989 E-139-39-12.392578 / N-35-29-19.226989 E-139-39-12.39257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0-23_06-43-40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現場状況 / N-35-29-20.037231 E-139-39-11.513671</text:p>
          </table:table-cell>
          <table:table-cell table:style-name="ce18"/>
          <table:table-cell table:style-name="ce4" table:formula="of:=[.F26]" office:value-type="string" office:string-value="N-35-29-20.037231 E-139-39-11.513671">
            <text:p>N-35-29-20.037231 E-139-39-11.513671</text:p>
          </table:table-cell>
          <table:table-cell table:style-name="ce4" office:value-type="string">
            <text:p>N-35-29-20.037231 E-139-39-11.513671</text:p>
          </table:table-cell>
          <table:table-cell table:style-name="ce34" table:formula="of:=IF([.E26]=&quot;&quot;;[.C26];CONCATENATE([.C26];&quot; / &quot;;[.E26]))" office:value-type="string" office:string-value=":m 東和 PHOTO / 201023f / 新子安駅 / 横浜市神奈川区新子安一丁目２４番計画 / １名 / 向洋電機工業（熊谷組） / 現場状況 / N-35-29-20.037231 E-139-39-11.513671 / N-35-29-20.037231 E-139-39-11.513671">
            <text:p>:m 東和 PHOTO / 201023f / 新子安駅 / 横浜市神奈川区新子安一丁目２４番計画 / １名 / 向洋電機工業（熊谷組） / 現場状況 / N-35-29-20.037231 E-139-39-11.513671 / N-35-29-20.037231 E-139-39-11.51367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0-23_14-22-39_000.jpg</text:p>
          </table:table-cell>
          <table:table-cell table:style-name="ce8" office:value-type="string">
            <text:p>:PHOTO 記録しておきたいもの / @田端駅、東和現場；詰所 / 現場備品：製氷機 / 貼付してある掲示物 / N-35-29-18.718872 E-139-39-11.953125</text:p>
          </table:table-cell>
          <table:table-cell table:style-name="ce19"/>
          <table:table-cell table:style-name="ce4" table:formula="of:=[.F27]" office:value-type="string" office:string-value="N-35-29-18.718872 E-139-39-11.953125">
            <text:p>N-35-29-18.718872 E-139-39-11.953125</text:p>
          </table:table-cell>
          <table:table-cell table:style-name="ce4" office:value-type="string">
            <text:p>N-35-29-18.718872 E-139-39-11.953125</text:p>
          </table:table-cell>
          <table:table-cell table:style-name="ce34" table:formula="of:=IF([.E27]=&quot;&quot;;[.C27];CONCATENATE([.C27];&quot; / &quot;;[.E27]))" office:value-type="string" office:string-value=":PHOTO 記録しておきたいもの / @田端駅、東和現場；詰所 / 現場備品：製氷機 / 貼付してある掲示物 / N-35-29-18.718872 E-139-39-11.953125 / N-35-29-18.718872 E-139-39-11.953125">
            <text:p>:PHOTO 記録しておきたいもの / @田端駅、東和現場；詰所 / 現場備品：製氷機 / 貼付してある掲示物 / N-35-29-18.718872 E-139-39-11.953125 / N-35-29-18.718872 E-139-39-11.95312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0-23_14-22-40_000.jpg</text:p>
          </table:table-cell>
          <table:table-cell table:style-name="ce8" office:value-type="string">
            <text:p>:PHOTO 記録しておきたいもの / @田端駅、東和現場；詰所 / 現場備品：製氷機 / 貼付してある掲示物 / N-35-29-18.718872 E-139-39-11.953125</text:p>
          </table:table-cell>
          <table:table-cell table:style-name="ce18"/>
          <table:table-cell table:style-name="ce4" table:formula="of:=[.F28]" office:value-type="string" office:string-value="N-35-29-18.718872 E-139-39-11.953125">
            <text:p>N-35-29-18.718872 E-139-39-11.953125</text:p>
          </table:table-cell>
          <table:table-cell table:style-name="ce4" office:value-type="string">
            <text:p>N-35-29-18.718872 E-139-39-11.953125</text:p>
          </table:table-cell>
          <table:table-cell table:style-name="ce34" table:formula="of:=IF([.E28]=&quot;&quot;;[.C28];CONCATENATE([.C28];&quot; / &quot;;[.E28]))" office:value-type="string" office:string-value=":PHOTO 記録しておきたいもの / @田端駅、東和現場；詰所 / 現場備品：製氷機 / 貼付してある掲示物 / N-35-29-18.718872 E-139-39-11.953125 / N-35-29-18.718872 E-139-39-11.953125">
            <text:p>:PHOTO 記録しておきたいもの / @田端駅、東和現場；詰所 / 現場備品：製氷機 / 貼付してある掲示物 / N-35-29-18.718872 E-139-39-11.953125 / N-35-29-18.718872 E-139-39-11.953125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10-23_14-46-04_000.jpg</text:p>
          </table:table-cell>
          <table:table-cell table:style-name="ce8" office:value-type="string">
            <text:p>JVEMV6 52#2 / 52. 自然観察 / 1. grass / field_photos / 木本、実 / @東和現場近く、新子安駅への道；大通り / 樹木に実が成っている：赤色,id=WLUQ / N-35-29-17.785034 E-139-39-14.80957</text:p>
          </table:table-cell>
          <table:table-cell table:style-name="ce8"/>
          <table:table-cell table:style-name="ce4" table:formula="of:=[.F29]" office:value-type="string" office:string-value="N-35-29-17.785034 E-139-39-14.80957">
            <text:p>N-35-29-17.785034 E-139-39-14.80957</text:p>
          </table:table-cell>
          <table:table-cell table:style-name="ce4" office:value-type="string">
            <text:p>N-35-29-17.785034 E-139-39-14.80957</text:p>
          </table:table-cell>
          <table:table-cell table:style-name="ce34" table:formula="of:=IF([.E29]=&quot;&quot;;[.C29];CONCATENATE([.C29];&quot; / &quot;;[.E29]))" office:value-type="string" office:string-value="JVEMV6 52#2 / 52. 自然観察 / 1. grass / field_photos / 木本、実 / @東和現場近く、新子安駅への道；大通り / 樹木に実が成っている：赤色,id=WLUQ / N-35-29-17.785034 E-139-39-14.80957 / N-35-29-17.785034 E-139-39-14.80957">
            <text:p>JVEMV6 52#2 / 52. 自然観察 / 1. grass / field_photos / 木本、実 / @東和現場近く、新子安駅への道；大通り / 樹木に実が成っている：赤色,id=WLUQ / N-35-29-17.785034 E-139-39-14.80957 / N-35-29-17.785034 E-139-39-14.80957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10-23_14-46-08_000.jpg</text:p>
          </table:table-cell>
          <table:table-cell table:style-name="ce8" office:value-type="string">
            <text:p>JVEMV6 52#2 / 52. 自然観察 / 1. grass / field_photos / 木本、実 / @東和現場近く、新子安駅への道；大通り / 樹木に実が成っている：赤色,id=WLUQ / N-35-29-17.785034 E-139-39-14.80957</text:p>
          </table:table-cell>
          <table:table-cell table:style-name="ce17"/>
          <table:table-cell table:style-name="ce4" table:formula="of:=[.F30]" office:value-type="string" office:string-value="N-35-29-17.785034 E-139-39-14.80957">
            <text:p>N-35-29-17.785034 E-139-39-14.80957</text:p>
          </table:table-cell>
          <table:table-cell table:style-name="ce4" office:value-type="string">
            <text:p>N-35-29-17.785034 E-139-39-14.80957</text:p>
          </table:table-cell>
          <table:table-cell table:style-name="ce34" table:formula="of:=IF([.E30]=&quot;&quot;;[.C30];CONCATENATE([.C30];&quot; / &quot;;[.E30]))" office:value-type="string" office:string-value="JVEMV6 52#2 / 52. 自然観察 / 1. grass / field_photos / 木本、実 / @東和現場近く、新子安駅への道；大通り / 樹木に実が成っている：赤色,id=WLUQ / N-35-29-17.785034 E-139-39-14.80957 / N-35-29-17.785034 E-139-39-14.80957">
            <text:p>JVEMV6 52#2 / 52. 自然観察 / 1. grass / field_photos / 木本、実 / @東和現場近く、新子安駅への道；大通り / 樹木に実が成っている：赤色,id=WLUQ / N-35-29-17.785034 E-139-39-14.80957 / N-35-29-17.785034 E-139-39-14.80957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10-23_14-46-14_000.jpg</text:p>
          </table:table-cell>
          <table:table-cell table:style-name="ce8" office:value-type="string">
            <text:p>JVEMV6 52#2 / 52. 自然観察 / 1. grass / field_photos / 木本、実 / @東和現場近く、新子安駅への道；大通り / 樹木に実が成っている：赤色,id=WLUQ / N-35-29-17.785034 E-139-39-14.80957</text:p>
          </table:table-cell>
          <table:table-cell table:style-name="ce18"/>
          <table:table-cell table:style-name="ce4" table:formula="of:=[.F31]" office:value-type="string" office:string-value="N-35-29-17.785034 E-139-39-14.80957">
            <text:p>N-35-29-17.785034 E-139-39-14.80957</text:p>
          </table:table-cell>
          <table:table-cell table:style-name="ce4" office:value-type="string">
            <text:p>N-35-29-17.785034 E-139-39-14.80957</text:p>
          </table:table-cell>
          <table:table-cell table:style-name="ce34" table:formula="of:=IF([.E31]=&quot;&quot;;[.C31];CONCATENATE([.C31];&quot; / &quot;;[.E31]))" office:value-type="string" office:string-value="JVEMV6 52#2 / 52. 自然観察 / 1. grass / field_photos / 木本、実 / @東和現場近く、新子安駅への道；大通り / 樹木に実が成っている：赤色,id=WLUQ / N-35-29-17.785034 E-139-39-14.80957 / N-35-29-17.785034 E-139-39-14.80957">
            <text:p>JVEMV6 52#2 / 52. 自然観察 / 1. grass / field_photos / 木本、実 / @東和現場近く、新子安駅への道；大通り / 樹木に実が成っている：赤色,id=WLUQ / N-35-29-17.785034 E-139-39-14.80957 / N-35-29-17.785034 E-139-39-14.80957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10-23_14-46-24_000.jpg</text:p>
          </table:table-cell>
          <table:table-cell table:style-name="ce8" office:value-type="string">
            <text:p>JVEMV6 52#2 / 52. 自然観察 / 1. grass / field_photos / 木本、実 / @東和現場近く、新子安駅への道；大通り / 樹木に実が成っている：赤色,id=WLUQ / N-35-29-17.015991 E-139-39-14.425048</text:p>
          </table:table-cell>
          <table:table-cell table:style-name="ce19"/>
          <table:table-cell table:style-name="ce4" table:formula="of:=[.F32]" office:value-type="string" office:string-value="N-35-29-17.015991 E-139-39-14.425048">
            <text:p>N-35-29-17.015991 E-139-39-14.425048</text:p>
          </table:table-cell>
          <table:table-cell table:style-name="ce4" office:value-type="string">
            <text:p>N-35-29-17.015991 E-139-39-14.425048</text:p>
          </table:table-cell>
          <table:table-cell table:style-name="ce34" table:formula="of:=IF([.E32]=&quot;&quot;;[.C32];CONCATENATE([.C32];&quot; / &quot;;[.E32]))" office:value-type="string" office:string-value="JVEMV6 52#2 / 52. 自然観察 / 1. grass / field_photos / 木本、実 / @東和現場近く、新子安駅への道；大通り / 樹木に実が成っている：赤色,id=WLUQ / N-35-29-17.015991 E-139-39-14.425048 / N-35-29-17.015991 E-139-39-14.425048">
            <text:p>JVEMV6 52#2 / 52. 自然観察 / 1. grass / field_photos / 木本、実 / @東和現場近く、新子安駅への道；大通り / 樹木に実が成っている：赤色,id=WLUQ / N-35-29-17.015991 E-139-39-14.425048 / N-35-29-17.015991 E-139-39-14.42504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10-23_14-46-28_000.jpg</text:p>
          </table:table-cell>
          <table:table-cell table:style-name="ce8" office:value-type="string">
            <text:p>JVEMV6 52#2 / 52. 自然観察 / 1. grass / field_photos / 木本、実 / @東和現場近く、新子安駅への道；大通り / 樹木に実が成っている：赤色,id=WLUQ / N-35-29-17.015991 E-139-39-14.425048</text:p>
          </table:table-cell>
          <table:table-cell table:style-name="ce4"/>
          <table:table-cell table:style-name="ce4" table:formula="of:=[.F33]" office:value-type="string" office:string-value="N-35-29-17.015991 E-139-39-14.425048">
            <text:p>N-35-29-17.015991 E-139-39-14.425048</text:p>
          </table:table-cell>
          <table:table-cell table:style-name="ce4" office:value-type="string">
            <text:p>N-35-29-17.015991 E-139-39-14.425048</text:p>
          </table:table-cell>
          <table:table-cell table:style-name="ce34" table:formula="of:=IF([.E33]=&quot;&quot;;[.C33];CONCATENATE([.C33];&quot; / &quot;;[.E33]))" office:value-type="string" office:string-value="JVEMV6 52#2 / 52. 自然観察 / 1. grass / field_photos / 木本、実 / @東和現場近く、新子安駅への道；大通り / 樹木に実が成っている：赤色,id=WLUQ / N-35-29-17.015991 E-139-39-14.425048 / N-35-29-17.015991 E-139-39-14.425048">
            <text:p>JVEMV6 52#2 / 52. 自然観察 / 1. grass / field_photos / 木本、実 / @東和現場近く、新子安駅への道；大通り / 樹木に実が成っている：赤色,id=WLUQ / N-35-29-17.015991 E-139-39-14.425048 / N-35-29-17.015991 E-139-39-14.42504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0-10-23_14-46-31_000.jpg</text:p>
          </table:table-cell>
          <table:table-cell table:style-name="ce8" office:value-type="string">
            <text:p>JVEMV6 52#2 / 52. 自然観察 / 1. grass / field_photos / 木本、実 / @東和現場近く、新子安駅への道；大通り / 樹木に実が成っている：赤色,id=WLUQ / N-35-29-17.015991 E-139-39-14.425048</text:p>
          </table:table-cell>
          <table:table-cell table:style-name="ce4"/>
          <table:table-cell table:style-name="ce4" table:formula="of:=[.F34]" office:value-type="string" office:string-value="N-35-29-17.015991 E-139-39-14.425048">
            <text:p>N-35-29-17.015991 E-139-39-14.425048</text:p>
          </table:table-cell>
          <table:table-cell table:style-name="ce4" office:value-type="string">
            <text:p>N-35-29-17.015991 E-139-39-14.425048</text:p>
          </table:table-cell>
          <table:table-cell table:style-name="ce34" table:formula="of:=IF([.E34]=&quot;&quot;;[.C34];CONCATENATE([.C34];&quot; / &quot;;[.E34]))" office:value-type="string" office:string-value="JVEMV6 52#2 / 52. 自然観察 / 1. grass / field_photos / 木本、実 / @東和現場近く、新子安駅への道；大通り / 樹木に実が成っている：赤色,id=WLUQ / N-35-29-17.015991 E-139-39-14.425048 / N-35-29-17.015991 E-139-39-14.425048">
            <text:p>JVEMV6 52#2 / 52. 自然観察 / 1. grass / field_photos / 木本、実 / @東和現場近く、新子安駅への道；大通り / 樹木に実が成っている：赤色,id=WLUQ / N-35-29-17.015991 E-139-39-14.425048 / N-35-29-17.015991 E-139-39-14.425048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0-10-23_17-03-24_000.jpg</text:p>
          </table:table-cell>
          <table:table-cell table:style-name="ce16" office:value-type="string">
            <text:p>:m 見た夢 </text:p>
          </table:table-cell>
          <table:table-cell table:style-name="ce17"/>
          <table:table-cell table:style-name="ce4"/>
          <table:table-cell table:style-name="ce4" office:value-type="string">
            <text:p>N-35-35-28.504943 E-139-34-49.215087</text:p>
          </table:table-cell>
          <table:table-cell table:style-name="ce34" table:formula="of:=IF([.E35]=&quot;&quot;;[.C35];CONCATENATE([.C35];&quot; / &quot;;[.E35]))" office:value-type="string" office:string-value=":m 見た夢 ">
            <text:p>:m 見た夢 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0-10-23_17-12-55_000.jpg</text:p>
          </table:table-cell>
          <table:table-cell table:style-name="ce8" office:value-type="string">
            <text:p>:PHOTO 記録 / @自室　/ ツボ押しの場所 / 左足：中足骨：根元近く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36]=&quot;&quot;;[.C36];CONCATENATE([.C36];&quot; / &quot;;[.E36]))" office:value-type="string" office:string-value=":PHOTO 記録 / @自室　/ ツボ押しの場所 / 左足：中足骨：根元近く">
            <text:p>:PHOTO 記録 / @自室　/ ツボ押しの場所 / 左足：中足骨：根元近く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0-10-23_17-19-05_000.jpg</text:p>
          </table:table-cell>
          <table:table-cell table:style-name="ce8" office:value-type="string">
            <text:p>:PHOTO 記録 / @自室　/ ツボ押しの場所 / 左足：第３・第４基骨の接点</text:p>
          </table:table-cell>
          <table:table-cell table:style-name="ce19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37]=&quot;&quot;;[.C37];CONCATENATE([.C37];&quot; / &quot;;[.E37]))" office:value-type="string" office:string-value=":PHOTO 記録 / @自室　/ ツボ押しの場所 / 左足：第３・第４基骨の接点">
            <text:p>:PHOTO 記録 / @自室　/ ツボ押しの場所 / 左足：第３・第４基骨の接点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0-10-23_17-39-15_000.jpg</text:p>
          </table:table-cell>
          <table:table-cell table:style-name="ce8" office:value-type="string">
            <text:p>:m 食べた物　間食 / インスタントラーメン；袋入り：「昔ながらの」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38]=&quot;&quot;;[.C38];CONCATENATE([.C38];&quot; / &quot;;[.E38]))" office:value-type="string" office:string-value=":m 食べた物　間食 / インスタントラーメン；袋入り：「昔ながらの」">
            <text:p>:m 食べた物　間食 / インスタントラーメン；袋入り：「昔ながらの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0-10-23_18-16-00_000.jpg</text:p>
          </table:table-cell>
          <table:table-cell table:style-name="ce17" office:value-type="string">
            <text:p>:m RES 1*1 / free# JVEMV6 37#21.7_5 / 37. miscs of miscs / 21. math&amp;physics / 7. fractal;フラクタル / w:台集合；開集合；フラクタル次元,s-1.1 / N+</text:p>
          </table:table-cell>
          <table:table-cell table:style-name="ce25"/>
          <table:table-cell table:style-name="ce4"/>
          <table:table-cell table:style-name="ce4" office:value-type="string">
            <text:p>N-35-35-28.559875 E-139-34-49.544677</text:p>
          </table:table-cell>
          <table:table-cell table:style-name="ce34" table:formula="of:=IF([.E39]=&quot;&quot;;[.C39];CONCATENATE([.C39];&quot; / &quot;;[.E39]))" office:value-type="string" office:string-value=":m RES 1*1 / free# JVEMV6 37#21.7_5 / 37. miscs of miscs / 21. math&amp;physics / 7. fractal;フラクタル / w:台集合；開集合；フラクタル次元,s-1.1 / N+">
            <text:p>:m RES 1*1 / free# JVEMV6 37#21.7_5 / 37. miscs of miscs / 21. math&amp;physics / 7. fractal;フラクタル / w:台集合；開集合；フラクタル次元,s-1.1 / N+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0-10-23_19-01-20_000.jpg</text:p>
          </table:table-cell>
          <table:table-cell table:style-name="ce22" office:value-type="string">
            <text:p>:m 東和 PHOTO / 201023f / 新子安駅 / 横浜市神奈川区新子安一丁目２４番計画 / １名 / 向洋電機工業（熊谷組） / 日報</text:p>
          </table:table-cell>
          <table:table-cell table:style-name="ce16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4" table:formula="of:=IF([.E40]=&quot;&quot;;[.C40];CONCATENATE([.C40];&quot; / &quot;;[.E40]))" office:value-type="string" office:string-value=":m 東和 PHOTO / 201023f / 新子安駅 / 横浜市神奈川区新子安一丁目２４番計画 / １名 / 向洋電機工業（熊谷組） / 日報">
            <text:p>:m 東和 PHOTO / 201023f / 新子安駅 / 横浜市神奈川区新子安一丁目２４番計画 / １名 / 向洋電機工業（熊谷組） / 日報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0-10-23_20-45-22_000.jpg</text:p>
          </table:table-cell>
          <table:table-cell table:style-name="ce8" office:value-type="string">
            <text:p>:m 食べた物</text:p>
          </table:table-cell>
          <table:table-cell table:style-name="ce25"/>
          <table:table-cell table:style-name="ce4"/>
          <table:table-cell table:style-name="ce4" office:value-type="string">
            <text:p>N-35-35-28.559875 E-139-34-49.544677</text:p>
          </table:table-cell>
          <table:table-cell table:style-name="ce34" table:formula="of:=IF([.E41]=&quot;&quot;;[.C41];CONCATENATE([.C41];&quot; / &quot;;[.E41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string">
            <text:p>2020-10-23_21-44-05_000.jpg</text:p>
          </table:table-cell>
          <table:table-cell table:style-name="ce18" office:value-type="string">
            <text:p>:PHOTO 記録 / @自室 / 開始：使用 / プラークリン</text:p>
          </table:table-cell>
          <table:table-cell table:style-name="ce4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42]=&quot;&quot;;[.C42];CONCATENATE([.C42];&quot; / &quot;;[.E42]))" office:value-type="string" office:string-value=":PHOTO 記録 / @自室 / 開始：使用 / プラークリン">
            <text:p>:PHOTO 記録 / @自室 / 開始：使用 / プラークリン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string">
            <text:p>2020-10-23_23-10-48_000.jpg</text:p>
          </table:table-cell>
          <table:table-cell table:style-name="ce19" office:value-type="string">
            <text:p>:PHOTO 記録 / 経過記録；作ったもの / food=焼酎漬け / material=かぼす(４分の１)；liquor=麦焼酎,time=1018-0059 / for=~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43]=&quot;&quot;;[.C43];CONCATENATE([.C43];&quot; / &quot;;[.E43]))" office:value-type="string" office:string-value=":PHOTO 記録 / 経過記録；作ったもの / food=焼酎漬け / material=かぼす(４分の１)；liquor=麦焼酎,time=1018-0059 / for=~">
            <text:p>:PHOTO 記録 / 経過記録；作ったもの / food=焼酎漬け / material=かぼす(４分の１)；liquor=麦焼酎,time=1018-0059 / for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4" office:value-type="string">
            <text:p>2020-10-23_23-11-02_000.jpg</text:p>
          </table:table-cell>
          <table:table-cell table:style-name="ce18" office:value-type="string">
            <text:p>:PHOTO 記録 / 経過記録；作ったもの / food=焼酎漬け / material=大葉；liquor=麦焼酎,time=1020-2331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4" table:formula="of:=IF([.E44]=&quot;&quot;;[.C44];CONCATENATE([.C44];&quot; / &quot;;[.E44]))" office:value-type="string" office:string-value=":PHOTO 記録 / 経過記録；作ったもの / food=焼酎漬け / material=大葉；liquor=麦焼酎,time=1020-2331">
            <text:p>:PHOTO 記録 / 経過記録；作ったもの / food=焼酎漬け / material=大葉；liquor=麦焼酎,time=1020-233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4" office:value-type="string">
            <text:p>2020-10-23_23-11-20_000.jpg</text:p>
          </table:table-cell>
          <table:table-cell table:style-name="ce22" office:value-type="string">
            <text:p>:PHOTO 記録 / 経過記録；作ったもの / food=焼酎漬け / material=ペパーミント；liquor=麦焼酎,time=1020-2331</text:p>
          </table:table-cell>
          <table:table-cell table:style-name="ce4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4" table:formula="of:=IF([.E45]=&quot;&quot;;[.C45];CONCATENATE([.C45];&quot; / &quot;;[.E45]))" office:value-type="string" office:string-value=":PHOTO 記録 / 経過記録；作ったもの / food=焼酎漬け / material=ペパーミント；liquor=麦焼酎,time=1020-2331">
            <text:p>:PHOTO 記録 / 経過記録；作ったもの / food=焼酎漬け / material=ペパーミント；liquor=麦焼酎,time=1020-233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4" office:value-type="string">
            <text:p>2020-10-23_23-11-28_000.jpg</text:p>
          </table:table-cell>
          <table:table-cell table:style-name="ce19" office:value-type="string">
            <text:p>:PHOTO 記録 / 経過記録；作ったもの / food=焼酎漬け / material=タイム；liquor=麦焼酎,time=1017-2356</text:p>
          </table:table-cell>
          <table:table-cell table:style-name="ce4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4" table:formula="of:=IF([.E46]=&quot;&quot;;[.C46];CONCATENATE([.C46];&quot; / &quot;;[.E46]))" office:value-type="string" office:string-value=":PHOTO 記録 / 経過記録；作ったもの / food=焼酎漬け / material=タイム；liquor=麦焼酎,time=1017-2356">
            <text:p>:PHOTO 記録 / 経過記録；作ったもの / food=焼酎漬け / material=タイム；liquor=麦焼酎,time=1017-2356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2020-10-24_01-38-28_000.jpg</text:p>
          </table:table-cell>
          <table:table-cell table:style-name="ce18" office:value-type="string">
            <text:p>:m :PHOTO 寝た時刻 / 2020 / オナニー、ビデオ閲覧：１：３０ぐらいか；結局、空想でオナニー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47]=&quot;&quot;;[.C47];CONCATENATE([.C47];&quot; / &quot;;[.E47]))" office:value-type="string" office:string-value=":m :PHOTO 寝た時刻 / 2020 / オナニー、ビデオ閲覧：１：３０ぐらいか；結局、空想でオナニー">
            <text:p>:m :PHOTO 寝た時刻 / 2020 / オナニー、ビデオ閲覧：１：３０ぐらいか；結局、空想でオナニー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4" office:value-type="string">
            <text:p>2020-10-24_09-22-22_000.jpg</text:p>
          </table:table-cell>
          <table:table-cell table:style-name="ce19" office:value-type="string">
            <text:p>:m :PHOTO 起きた時刻 / 2020</text:p>
          </table:table-cell>
          <table:table-cell table:style-name="ce4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48]=&quot;&quot;;[.C48];CONCATENATE([.C48];&quot; / &quot;;[.E48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22_13-04-50_000.mid</text:p>
          </table:table-cell>
          <table:table-cell table:style-name="ce8" office:value-type="string">
            <text:p>:in-mid / app=perfect-piano / 演奏、play / id-2020-1022-1 / category=melody,inst=piano,for=~,genre=~</text:p>
          </table:table-cell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string" office:string-value=":in-mid / app=perfect-piano / 演奏、play / id-2020-1022-1 / category=melody,inst=piano,for=~,genre=~">
            <text:p>:in-mid / app=perfect-piano / 演奏、play / id-2020-1022-1 / category=melody,inst=piano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2_21-34-13_000.mid</text:p>
          </table:table-cell>
          <table:table-cell table:style-name="ce8" office:value-type="string">
            <text:p>:in-mid / app=perfect-piano / 演奏、play / id-2020-1022-2 / category=melody,inst=piano,for=~,genre=~</text:p>
          </table:table-cell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string" office:string-value=":in-mid / app=perfect-piano / 演奏、play / id-2020-1022-2 / category=melody,inst=piano,for=~,genre=~">
            <text:p>:in-mid / app=perfect-piano / 演奏、play / id-2020-1022-2 / category=melody,inst=piano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4_10-01-57_000.mp4</text:p>
          </table:table-cell>
          <table:table-cell table:style-name="ce8" office:value-type="string">
            <text:p>:VIDEO / @自宅 / 体操 / ダンス、dance-original / d-2020-1024-1 / id=16.n</text:p>
          </table:table-cell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string" office:string-value=":VIDEO / @自宅 / 体操 / ダンス、dance-original / d-2020-1024-1 / id=16.n">
            <text:p>:VIDEO / @自宅 / 体操 / ダンス、dance-original / d-2020-1024-1 / id=16.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2X-X / category=melody,inst=piano,for=XX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4">2020/10/24</text:date>, <text:time>11:3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24T11:32:11.08</dc:date>
    <dc:creator>iwabuchi ken</dc:creator>
    <meta:editing-duration>P27DT3H7S</meta:editing-duration>
    <meta:editing-cycles>10187</meta:editing-cycles>
    <meta:document-statistic meta:table-count="1" meta:cell-count="561" meta:object-count="0"/>
  </office:meta>
</office:document-meta>
</file>